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16db" officeooo:paragraph-rsid="000c16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 erlebt einen Traum und oder eine alte Geschichte und man erlebt es Stück für Stück, weil man immer neue „Gebiete“ freischaltet und damit auch Themenwelten und insgesamt wird eine Geschichte erzählt und diese zieht sich durch alle Themenwelten und man sammelt durch Minigames immer Fragmente, durch jedes Fragmente schaltet man sich neue Welten/Rätsel frei und wenn man am Ende alle Fragmente gesammelt hat, passiert irgendwas,</text:p>
      <text:p text:style-name="P1"/>
      <text:p text:style-name="P1"/>
      <text:p text:style-name="P1">Letztes Fragment sollte schwieriger sein und auch insgesamt immer proportional schwieriger</text:p>
      <text:p text:style-name="P1"/>
      <text:p text:style-name="P1">Grobes Ziel: Alle Fragmente zu sammeln und dadurch den Entsafter zum laufen zu kriegen</text:p>
      <text:p text:style-name="P1"/>
      <text:p text:style-name="P1">Ziel: Sammeln aller Fragmente und dadurch sich einen Entsafter zu kaufen/bestellen/reparieren.</text:p>
      <text:p text:style-name="P1"/>
      <text:p text:style-name="P1">Story: Dein Café hat keinen Entsafter mehr oder kaputt und du sollst einen bestellen, aber dafür musst du erst mal alle Fragmente auf deinem Rechner sammel und auch in deinem Café musst du teils Rätsel lösen und dann weiter deine Rätsel am PC zu lösen und so dann Fragmente sammeln. Wenn du alle hast, kannst du dir deinen Entsafter bestellen und endlich juice machen und verkaufen/trink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8:57:44.451539865</meta:creation-date>
    <dc:date>2025-01-27T23:44:57.215929633</dc:date>
    <meta:editing-duration>PT17M1S</meta:editing-duration>
    <meta:editing-cycles>2</meta:editing-cycles>
    <meta:generator>LibreOffice/24.8.3.2$Linux_X86_64 LibreOffice_project/e14c9fdd1f585efcbb2c5363087a99d20928d522</meta:generator>
    <meta:document-statistic meta:table-count="0" meta:image-count="0" meta:object-count="0" meta:page-count="1" meta:paragraph-count="5" meta:word-count="168" meta:character-count="1090" meta:non-whitespace-character-count="927"/>
  </office:meta>
</office:document-meta>
</file>